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4.493cm"/>
    </style:style>
    <style:style style:name="co4" style:family="table-column">
      <style:table-column-properties fo:break-before="auto" style:column-width="5.719cm"/>
    </style:style>
    <style:style style:name="co5" style:family="table-column">
      <style:table-column-properties fo:break-before="auto" style:column-width="3.104cm"/>
    </style:style>
    <style:style style:name="co6" style:family="table-column">
      <style:table-column-properties fo:break-before="auto" style:column-width="4.193cm"/>
    </style:style>
    <style:style style:name="co7" style:family="table-column">
      <style:table-column-properties fo:break-before="auto" style:column-width="4.03cm"/>
    </style:style>
    <style:style style:name="co8" style:family="table-column">
      <style:table-column-properties fo:break-before="auto" style:column-width="7.271cm"/>
    </style:style>
    <style:style style:name="co9" style:family="table-column">
      <style:table-column-properties fo:break-before="auto" style:column-width="4.764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style:font-name="Liberation Sans" style:font-name-asian="Droid Sans" style:font-name-complex="Lohit Hindi"/>
    </style:style>
    <style:style style:name="ce2" style:family="table-cell" style:parent-style-name="Default" style:data-style-name="N84"/>
  </office:automatic-styles>
  <office:body>
    <office:spreadsheet>
      <table:content-validations>
        <table:content-validation table:name="val1" table:condition="of:cell-content-is-in-list(&quot;sport&quot;;&quot;cultural&quot;;&quot;leisure&quot;;&quot;adventure&quot;;&quot;nature&quot;;&quot;food&quot;;&quot;volunteering&quot;)" table:allow-empty-cell="true" table:display-list="unsorted" table:base-cell-address="Sheet1.B5"/>
        <table:content-validation table:name="val2" table:condition="of:cell-content-is-in-list(&quot;sport&quot;;&quot;cultural&quot;;&quot;leisure&quot;;&quot;adventure&quot;;&quot;nature&quot;;&quot;food&quot;;&quot;volunteering&quot;;&quot;event&quot;)" table:allow-empty-cell="true" table:display-list="unsorted" table:base-cell-address="Sheet1.B42"/>
        <table:content-validation table:name="val3" table:condition="of:cell-content-is-in-list(&quot;spring&quot;;&quot;summer&quot;;&quot;autumn&quot;;&quot;winter&quot;;&quot;year-round&quot;;&quot;january&quot;;&quot;february&quot;;&quot;march&quot;;&quot;april&quot;;&quot;may&quot;;&quot;june&quot;;&quot;july&quot;;&quot;august&quot;;&quot;september&quot;;&quot;october&quot;;&quot;november&quot;;&quot;december&quot;)" table:allow-empty-cell="true" table:display-list="unsorted" table:base-cell-address="Sheet1.F5"/>
        <table:content-validation table:name="val4" table:condition="of:cell-content-is-in-list(&quot;one day&quot;;&quot;two days&quot;;&quot;three days&quot;;&quot;four days&quot;;&quot;five days&quot;;&quot;six days&quot;;&quot;one week&quot;;&quot;two weeks&quot;;&quot;three weeks&quot;;&quot;one month&quot;;&quot;two months&quot;;&quot;three months&quot;;&quot;six months&quot;;&quot;one year&quot;)" table:allow-empty-cell="true" table:display-list="unsorted" table:base-cell-address="Sheet1.H5"/>
      </table:content-validations>
      <table:table table:name="Sheet1" table:style-name="ta1">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title</text:p>
          </table:table-cell>
          <table:table-cell office:value-type="string">
            <text:p>category</text:p>
          </table:table-cell>
          <table:table-cell office:value-type="string">
            <text:p>description</text:p>
          </table:table-cell>
          <table:table-cell office:value-type="string">
            <text:p>image_url</text:p>
          </table:table-cell>
          <table:table-cell office:value-type="string">
            <text:p>price</text:p>
          </table:table-cell>
          <table:table-cell office:value-type="string">
            <text:p>season</text:p>
          </table:table-cell>
          <table:table-cell office:value-type="string">
            <text:p>date</text:p>
          </table:table-cell>
          <table:table-cell office:value-type="string">
            <text:p>duration</text:p>
          </table:table-cell>
          <table:table-cell office:value-type="string">
            <text:p>tags</text:p>
          </table:table-cell>
          <table:table-cell office:value-type="string">
            <text:p>address</text:p>
          </table:table-cell>
        </table:table-row>
        <table:table-row table:style-name="ro2" table:number-rows-repeated="3">
          <table:table-cell table:number-columns-repeated="10"/>
        </table:table-row>
        <table:table-row table:style-name="ro1">
          <table:table-cell office:value-type="string">
            <text:p>NYC Marathon</text:p>
          </table:table-cell>
          <table:table-cell table:content-validation-name="val1" office:value-type="string">
            <text:p>sport</text:p>
          </table:table-cell>
          <table:table-cell office:value-type="string">
            <text:p>New York City Marathon</text:p>
          </table:table-cell>
          <table:table-cell table:style-name="ce1" office:value-type="string">
            <text:p>photos/exp01.jpg</text:p>
          </table:table-cell>
          <table:table-cell office:value-type="float" office:value="300">
            <text:p>300</text:p>
          </table:table-cell>
          <table:table-cell table:content-validation-name="val3" office:value-type="string">
            <text:p>autumn</text:p>
          </table:table-cell>
          <table:table-cell table:style-name="ce2" office:value-type="date" office:date-value="2015-11-01">
            <text:p>2015-11-01</text:p>
          </table:table-cell>
          <table:table-cell table:content-validation-name="val4" office:value-type="string">
            <text:p>one day</text:p>
          </table:table-cell>
          <table:table-cell office:value-type="string">
            <text:p>marathon, new york city, running</text:p>
          </table:table-cell>
          <table:table-cell office:value-type="string">
            <text:p>fort wadsworth, ny</text:p>
          </table:table-cell>
        </table:table-row>
        <table:table-row table:style-name="ro1">
          <table:table-cell office:value-type="string">
            <text:p>Tudor's route</text:p>
          </table:table-cell>
          <table:table-cell table:content-validation-name="val1" office:value-type="string">
            <text:p>cultural</text:p>
          </table:table-cell>
          <table:table-cell office:value-type="string">
            <text:p>Tudor's route</text:p>
          </table:table-cell>
          <table:table-cell table:style-name="ce1" office:value-type="string">
            <text:p>photos/exp02.jpg</text:p>
          </table:table-cell>
          <table:table-cell office:value-type="float" office:value="100">
            <text:p>10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tudor, henry viii, london</text:p>
          </table:table-cell>
          <table:table-cell office:value-type="string">
            <text:p>hampton court palace, uk</text:p>
          </table:table-cell>
        </table:table-row>
        <table:table-row table:style-name="ro1">
          <table:table-cell office:value-type="string">
            <text:p>Shopping London</text:p>
          </table:table-cell>
          <table:table-cell table:content-validation-name="val1" office:value-type="string">
            <text:p>leisure</text:p>
          </table:table-cell>
          <table:table-cell office:value-type="string">
            <text:p>Shopping in London</text:p>
          </table:table-cell>
          <table:table-cell table:style-name="ce1" office:value-type="string">
            <text:p>photos/exp03.jpg</text:p>
          </table:table-cell>
          <table:table-cell office:value-type="float" office:value="3000">
            <text:p>300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shopping, london, harrods, bond street</text:p>
          </table:table-cell>
          <table:table-cell office:value-type="string">
            <text:p>bond street london</text:p>
          </table:table-cell>
        </table:table-row>
        <table:table-row table:style-name="ro1">
          <table:table-cell office:value-type="string">
            <text:p>Victorian route</text:p>
          </table:table-cell>
          <table:table-cell table:content-validation-name="val1" office:value-type="string">
            <text:p>cultural</text:p>
          </table:table-cell>
          <table:table-cell office:value-type="string">
            <text:p>Victorian houses</text:p>
          </table:table-cell>
          <table:table-cell table:style-name="ce1" office:value-type="string">
            <text:p>photos/exp04.jpg</text:p>
          </table:table-cell>
          <table:table-cell office:value-type="float" office:value="100">
            <text:p>100</text:p>
          </table:table-cell>
          <table:table-cell table:content-validation-name="val3" office:value-type="string">
            <text:p>year-round</text:p>
          </table:table-cell>
          <table:table-cell table:style-name="ce2"/>
          <table:table-cell table:content-validation-name="val4" office:value-type="string">
            <text:p>two days</text:p>
          </table:table-cell>
          <table:table-cell office:value-type="string">
            <text:p>queen victoria, downtown abbey, victorian</text:p>
          </table:table-cell>
          <table:table-cell office:value-type="string">
            <text:p>westminster palace, uk</text:p>
          </table:table-cell>
        </table:table-row>
        <table:table-row table:style-name="ro1">
          <table:table-cell office:value-type="string">
            <text:p>Parisien gardens</text:p>
          </table:table-cell>
          <table:table-cell table:content-validation-name="val1" office:value-type="string">
            <text:p>leisure</text:p>
          </table:table-cell>
          <table:table-cell office:value-type="string">
            <text:p>Gardens in Paris</text:p>
          </table:table-cell>
          <table:table-cell table:style-name="ce1" office:value-type="string">
            <text:p>photos/exp05.jpg</text:p>
          </table:table-cell>
          <table:table-cell office:value-type="float" office:value="10">
            <text:p>10</text:p>
          </table:table-cell>
          <table:table-cell table:content-validation-name="val3" office:value-type="string">
            <text:p>spring</text:p>
          </table:table-cell>
          <table:table-cell table:style-name="ce2"/>
          <table:table-cell table:content-validation-name="val4" office:value-type="string">
            <text:p>one day</text:p>
          </table:table-cell>
          <table:table-cell office:value-type="string">
            <text:p>monet, gardens, spring, flowers</text:p>
          </table:table-cell>
          <table:table-cell office:value-type="string">
            <text:p>lycee general claude monet, paris</text:p>
          </table:table-cell>
        </table:table-row>
        <table:table-row table:style-name="ro1">
          <table:table-cell office:value-type="string">
            <text:p>Volcanic pedals</text:p>
          </table:table-cell>
          <table:table-cell table:content-validation-name="val1" office:value-type="string">
            <text:p>sport</text:p>
          </table:table-cell>
          <table:table-cell office:value-type="string">
            <text:p>Bike route around Lanzarote</text:p>
          </table:table-cell>
          <table:table-cell table:style-name="ce1" office:value-type="string">
            <text:p>photos/exp06.jpg</text:p>
          </table:table-cell>
          <table:table-cell office:value-type="float" office:value="300">
            <text:p>300</text:p>
          </table:table-cell>
          <table:table-cell table:content-validation-name="val3" office:value-type="string">
            <text:p>spring</text:p>
          </table:table-cell>
          <table:table-cell table:style-name="ce2"/>
          <table:table-cell table:content-validation-name="val4" office:value-type="string">
            <text:p>five days</text:p>
          </table:table-cell>
          <table:table-cell office:value-type="string">
            <text:p>mtb, lanzarote, volcanoes</text:p>
          </table:table-cell>
          <table:table-cell office:value-type="string">
            <text:p>puerto del carmen, lanzarote</text:p>
          </table:table-cell>
        </table:table-row>
        <table:table-row table:style-name="ro1">
          <table:table-cell office:value-type="string">
            <text:p>Scotland on budget</text:p>
          </table:table-cell>
          <table:table-cell table:content-validation-name="val1" office:value-type="string">
            <text:p>adventure</text:p>
          </table:table-cell>
          <table:table-cell office:value-type="string">
            <text:p>Edinburgh and highlands on a budget</text:p>
          </table:table-cell>
          <table:table-cell table:style-name="ce1" office:value-type="string">
            <text:p>photos/exp07.jpg</text:p>
          </table:table-cell>
          <table:table-cell office:value-type="float" office:value="650">
            <text:p>650</text:p>
          </table:table-cell>
          <table:table-cell table:content-validation-name="val3" office:value-type="string">
            <text:p>summer</text:p>
          </table:table-cell>
          <table:table-cell table:style-name="ce2"/>
          <table:table-cell table:content-validation-name="val4" office:value-type="string">
            <text:p>six days</text:p>
          </table:table-cell>
          <table:table-cell office:value-type="string">
            <text:p>scotland, highlands, edinburgh</text:p>
          </table:table-cell>
          <table:table-cell office:value-type="string">
            <text:p>royal mile, edinburgh</text:p>
          </table:table-cell>
        </table:table-row>
        <table:table-row table:style-name="ro1">
          <table:table-cell office:value-type="string">
            <text:p>Geisha's life</text:p>
          </table:table-cell>
          <table:table-cell table:content-validation-name="val1" office:value-type="string">
            <text:p>cultural</text:p>
          </table:table-cell>
          <table:table-cell office:value-type="string">
            <text:p>Kyoto surroundings</text:p>
          </table:table-cell>
          <table:table-cell table:style-name="ce1" office:value-type="string">
            <text:p>photos/exp08.jpg</text:p>
          </table:table-cell>
          <table:table-cell office:value-type="float" office:value="200">
            <text:p>200</text:p>
          </table:table-cell>
          <table:table-cell table:content-validation-name="val3" office:value-type="string">
            <text:p>spring</text:p>
          </table:table-cell>
          <table:table-cell table:style-name="ce2"/>
          <table:table-cell table:content-validation-name="val4" office:value-type="string">
            <text:p>two days</text:p>
          </table:table-cell>
          <table:table-cell office:value-type="string">
            <text:p>fushimi inari, kyoto, pontocho</text:p>
          </table:table-cell>
          <table:table-cell office:value-type="string">
            <text:p>pontocho, kyoto</text:p>
          </table:table-cell>
        </table:table-row>
        <table:table-row table:style-name="ro1">
          <table:table-cell office:value-type="string">
            <text:p>Fletcher's legacy</text:p>
          </table:table-cell>
          <table:table-cell table:content-validation-name="val1" office:value-type="string">
            <text:p>adventure</text:p>
          </table:table-cell>
          <table:table-cell office:value-type="string">
            <text:p>Pitcairn and south pacific islands</text:p>
          </table:table-cell>
          <table:table-cell table:style-name="ce1" office:value-type="string">
            <text:p>photos/exp09.jpg</text:p>
          </table:table-cell>
          <table:table-cell office:value-type="float" office:value="2000">
            <text:p>2000</text:p>
          </table:table-cell>
          <table:table-cell table:content-validation-name="val3" office:value-type="string">
            <text:p>year-round</text:p>
          </table:table-cell>
          <table:table-cell table:style-name="ce2"/>
          <table:table-cell table:content-validation-name="val4" office:value-type="string">
            <text:p>three weeks</text:p>
          </table:table-cell>
          <table:table-cell office:value-type="string">
            <text:p>fletcher captain, bounty, mutiny, pitcairn</text:p>
          </table:table-cell>
          <table:table-cell office:value-type="string">
            <text:p>pitcairn</text:p>
          </table:table-cell>
        </table:table-row>
        <table:table-row table:style-name="ro1">
          <table:table-cell office:value-type="string">
            <text:p>Me, my bike and the atlantic</text:p>
          </table:table-cell>
          <table:table-cell table:content-validation-name="val1" office:value-type="string">
            <text:p>sport</text:p>
          </table:table-cell>
          <table:table-cell office:value-type="string">
            <text:p>Motorbiking in the Azores roads</text:p>
          </table:table-cell>
          <table:table-cell table:style-name="ce1" office:value-type="string">
            <text:p>photos/exp10.jpg</text:p>
          </table:table-cell>
          <table:table-cell office:value-type="float" office:value="1000">
            <text:p>1000</text:p>
          </table:table-cell>
          <table:table-cell table:content-validation-name="val3" office:value-type="string">
            <text:p>summer</text:p>
          </table:table-cell>
          <table:table-cell table:style-name="ce2"/>
          <table:table-cell table:content-validation-name="val4" office:value-type="string">
            <text:p>one week</text:p>
          </table:table-cell>
          <table:table-cell office:value-type="string">
            <text:p>moto, atlantic, island, azores, solitude</text:p>
          </table:table-cell>
          <table:table-cell office:value-type="string">
            <text:p>azores, portugal</text:p>
          </table:table-cell>
        </table:table-row>
        <table:table-row table:style-name="ro1">
          <table:table-cell office:value-type="string">
            <text:p>The real Tattoine</text:p>
          </table:table-cell>
          <table:table-cell table:content-validation-name="val1" office:value-type="string">
            <text:p>adventure</text:p>
          </table:table-cell>
          <table:table-cell office:value-type="string">
            <text:p>An adventure travel to the tunisian desert</text:p>
          </table:table-cell>
          <table:table-cell table:style-name="ce1" office:value-type="string">
            <text:p>photos/exp11.jpg</text:p>
          </table:table-cell>
          <table:table-cell office:value-type="float" office:value="500">
            <text:p>500</text:p>
          </table:table-cell>
          <table:table-cell table:content-validation-name="val3" office:value-type="string">
            <text:p>winter</text:p>
          </table:table-cell>
          <table:table-cell table:style-name="ce2"/>
          <table:table-cell table:content-validation-name="val4" office:value-type="string">
            <text:p>four days</text:p>
          </table:table-cell>
          <table:table-cell office:value-type="string">
            <text:p>tunisian, tattoine, star wars, skywalker</text:p>
          </table:table-cell>
          <table:table-cell office:value-type="string">
            <text:p>tataouine, tunisia</text:p>
          </table:table-cell>
        </table:table-row>
        <table:table-row table:style-name="ro1">
          <table:table-cell office:value-type="string">
            <text:p>Man TT</text:p>
          </table:table-cell>
          <table:table-cell table:content-validation-name="val1" office:value-type="string">
            <text:p>sport</text:p>
          </table:table-cell>
          <table:table-cell office:value-type="string">
            <text:p>Isle of Man Tourist Trophy</text:p>
          </table:table-cell>
          <table:table-cell table:style-name="ce1" office:value-type="string">
            <text:p>photos/exp12.jpg</text:p>
          </table:table-cell>
          <table:table-cell office:value-type="float" office:value="400">
            <text:p>400</text:p>
          </table:table-cell>
          <table:table-cell table:content-validation-name="val3" office:value-type="string">
            <text:p>spring</text:p>
          </table:table-cell>
          <table:table-cell table:style-name="ce2" office:value-type="date" office:date-value="2015-05-30">
            <text:p>2015-05-30</text:p>
          </table:table-cell>
          <table:table-cell table:content-validation-name="val4" office:value-type="string">
            <text:p>two weeks</text:p>
          </table:table-cell>
          <table:table-cell office:value-type="string">
            <text:p>motorbikes, isle of man, tourist trophy</text:p>
          </table:table-cell>
          <table:table-cell office:value-type="string">
            <text:p>douglas, isle of man</text:p>
          </table:table-cell>
        </table:table-row>
        <table:table-row table:style-name="ro1">
          <table:table-cell office:value-type="string">
            <text:p>This is for real</text:p>
          </table:table-cell>
          <table:table-cell table:content-validation-name="val1" office:value-type="string">
            <text:p>leisure</text:p>
          </table:table-cell>
          <table:table-cell office:value-type="string">
            <text:p>Poker tournaments</text:p>
          </table:table-cell>
          <table:table-cell table:style-name="ce1" office:value-type="string">
            <text:p>photos/exp13.jpg</text:p>
          </table:table-cell>
          <table:table-cell office:value-type="float" office:value="2000">
            <text:p>2000</text:p>
          </table:table-cell>
          <table:table-cell table:content-validation-name="val3" office:value-type="string">
            <text:p>year-round</text:p>
          </table:table-cell>
          <table:table-cell table:style-name="ce2"/>
          <table:table-cell table:content-validation-name="val4" office:value-type="string">
            <text:p>two days</text:p>
          </table:table-cell>
          <table:table-cell office:value-type="string">
            <text:p>las vegas, texas hold'em, casino, poker</text:p>
          </table:table-cell>
          <table:table-cell office:value-type="string">
            <text:p>aria hotel, las vegas</text:p>
          </table:table-cell>
        </table:table-row>
        <table:table-row table:style-name="ro1">
          <table:table-cell office:value-type="string">
            <text:p>Under the Red Sea</text:p>
          </table:table-cell>
          <table:table-cell table:content-validation-name="val1" office:value-type="string">
            <text:p>sport</text:p>
          </table:table-cell>
          <table:table-cell office:value-type="string">
            <text:p>Diving the Red sea</text:p>
          </table:table-cell>
          <table:table-cell table:style-name="ce1" office:value-type="string">
            <text:p>photos/exp14.jpg</text:p>
          </table:table-cell>
          <table:table-cell office:value-type="float" office:value="1500">
            <text:p>1500</text:p>
          </table:table-cell>
          <table:table-cell table:content-validation-name="val3" office:value-type="string">
            <text:p>winter</text:p>
          </table:table-cell>
          <table:table-cell table:style-name="ce2"/>
          <table:table-cell table:content-validation-name="val4" office:value-type="string">
            <text:p>five days</text:p>
          </table:table-cell>
          <table:table-cell office:value-type="string">
            <text:p>red sea, diving, coral, egypt</text:p>
          </table:table-cell>
          <table:table-cell office:value-type="string">
            <text:p>marsa alam, egypt</text:p>
          </table:table-cell>
        </table:table-row>
        <table:table-row table:style-name="ro1">
          <table:table-cell office:value-type="string">
            <text:p>Milford track</text:p>
          </table:table-cell>
          <table:table-cell table:content-validation-name="val1" office:value-type="string">
            <text:p>sport</text:p>
          </table:table-cell>
          <table:table-cell office:value-type="string">
            <text:p>From Te Anau to Milford Sound</text:p>
          </table:table-cell>
          <table:table-cell table:style-name="ce1" office:value-type="string">
            <text:p>photos/exp15.jpg</text:p>
          </table:table-cell>
          <table:table-cell office:value-type="float" office:value="300">
            <text:p>300</text:p>
          </table:table-cell>
          <table:table-cell table:content-validation-name="val3" office:value-type="string">
            <text:p>winter</text:p>
          </table:table-cell>
          <table:table-cell table:style-name="ce2"/>
          <table:table-cell table:content-validation-name="val4" office:value-type="string">
            <text:p>four days</text:p>
          </table:table-cell>
          <table:table-cell office:value-type="string">
            <text:p>new zealand, hiking, trekking, milford</text:p>
          </table:table-cell>
          <table:table-cell office:value-type="string">
            <text:p>te anau, new zealand</text:p>
          </table:table-cell>
        </table:table-row>
        <table:table-row table:style-name="ro1">
          <table:table-cell office:value-type="string">
            <text:p>Sufers Paradise</text:p>
          </table:table-cell>
          <table:table-cell table:content-validation-name="val1" office:value-type="string">
            <text:p>sport</text:p>
          </table:table-cell>
          <table:table-cell office:value-type="string">
            <text:p>Surf in Gold Coast</text:p>
          </table:table-cell>
          <table:table-cell table:style-name="ce1" office:value-type="string">
            <text:p>photos/exp16.jpg</text:p>
          </table:table-cell>
          <table:table-cell office:value-type="float" office:value="300">
            <text:p>300</text:p>
          </table:table-cell>
          <table:table-cell table:content-validation-name="val3" office:value-type="string">
            <text:p>autumn</text:p>
          </table:table-cell>
          <table:table-cell table:style-name="ce2"/>
          <table:table-cell table:content-validation-name="val4" office:value-type="string">
            <text:p>three days</text:p>
          </table:table-cell>
          <table:table-cell office:value-type="string">
            <text:p>surf, gold coast, nobby beach</text:p>
          </table:table-cell>
          <table:table-cell office:value-type="string">
            <text:p>sufers paradise, australia</text:p>
          </table:table-cell>
        </table:table-row>
        <table:table-row table:style-name="ro1">
          <table:table-cell office:value-type="string">
            <text:p>Puffins observer</text:p>
          </table:table-cell>
          <table:table-cell table:content-validation-name="val1" office:value-type="string">
            <text:p>adventure</text:p>
          </table:table-cell>
          <table:table-cell office:value-type="string">
            <text:p>Atlantic puffin observation</text:p>
          </table:table-cell>
          <table:table-cell table:style-name="ce1" office:value-type="string">
            <text:p>photos/exp17.jpg</text:p>
          </table:table-cell>
          <table:table-cell office:value-type="float" office:value="300">
            <text:p>300</text:p>
          </table:table-cell>
          <table:table-cell table:content-validation-name="val3" office:value-type="string">
            <text:p>spring</text:p>
          </table:table-cell>
          <table:table-cell table:style-name="ce2"/>
          <table:table-cell table:content-validation-name="val4" office:value-type="string">
            <text:p>two days</text:p>
          </table:table-cell>
          <table:table-cell office:value-type="string">
            <text:p>puffin, birds, faroe</text:p>
          </table:table-cell>
          <table:table-cell office:value-type="string">
            <text:p>faroe islands </text:p>
          </table:table-cell>
        </table:table-row>
        <table:table-row table:style-name="ro1">
          <table:table-cell office:value-type="string">
            <text:p>The hanami</text:p>
          </table:table-cell>
          <table:table-cell table:content-validation-name="val1" office:value-type="string">
            <text:p>leisure</text:p>
          </table:table-cell>
          <table:table-cell office:value-type="string">
            <text:p>Picnic in Shinjuku Gyoen</text:p>
          </table:table-cell>
          <table:table-cell table:style-name="ce1" office:value-type="string">
            <text:p>photos/exp18.jpg</text:p>
          </table:table-cell>
          <table:table-cell office:value-type="float" office:value="20">
            <text:p>20</text:p>
          </table:table-cell>
          <table:table-cell table:content-validation-name="val3" office:value-type="string">
            <text:p>spring</text:p>
          </table:table-cell>
          <table:table-cell table:style-name="ce2"/>
          <table:table-cell table:content-validation-name="val4" office:value-type="string">
            <text:p>one day</text:p>
          </table:table-cell>
          <table:table-cell office:value-type="string">
            <text:p>hanami, sakura, cherry blossom, picnic</text:p>
          </table:table-cell>
          <table:table-cell office:value-type="string">
            <text:p>shinjuku gyoen, tokyo</text:p>
          </table:table-cell>
        </table:table-row>
        <table:table-row table:style-name="ro1">
          <table:table-cell office:value-type="string">
            <text:p>Hiking Mauritius</text:p>
          </table:table-cell>
          <table:table-cell table:content-validation-name="val1" office:value-type="string">
            <text:p>sport</text:p>
          </table:table-cell>
          <table:table-cell office:value-type="string">
            <text:p>Mauritius trails and paths</text:p>
          </table:table-cell>
          <table:table-cell table:style-name="ce1" office:value-type="string">
            <text:p>photos/exp19.jpg</text:p>
          </table:table-cell>
          <table:table-cell office:value-type="float" office:value="800">
            <text:p>800</text:p>
          </table:table-cell>
          <table:table-cell table:content-validation-name="val3" office:value-type="string">
            <text:p>winter</text:p>
          </table:table-cell>
          <table:table-cell table:style-name="ce2"/>
          <table:table-cell table:content-validation-name="val4" office:value-type="string">
            <text:p>five days</text:p>
          </table:table-cell>
          <table:table-cell office:value-type="string">
            <text:p>hiking, trails, mauritius</text:p>
          </table:table-cell>
          <table:table-cell office:value-type="string">
            <text:p>le pouce,mauritius</text:p>
          </table:table-cell>
        </table:table-row>
        <table:table-row table:style-name="ro1">
          <table:table-cell office:value-type="string">
            <text:p>The last baobab</text:p>
          </table:table-cell>
          <table:table-cell table:content-validation-name="val1" office:value-type="string">
            <text:p>cultural</text:p>
          </table:table-cell>
          <table:table-cell office:value-type="string">
            <text:p>Madagascar wildlife</text:p>
          </table:table-cell>
          <table:table-cell table:style-name="ce1" office:value-type="string">
            <text:p>photos/exp20.jpg</text:p>
          </table:table-cell>
          <table:table-cell office:value-type="float" office:value="300">
            <text:p>300</text:p>
          </table:table-cell>
          <table:table-cell table:content-validation-name="val3" office:value-type="string">
            <text:p>winter</text:p>
          </table:table-cell>
          <table:table-cell table:style-name="ce2"/>
          <table:table-cell table:content-validation-name="val4" office:value-type="string">
            <text:p>three days</text:p>
          </table:table-cell>
          <table:table-cell office:value-type="string">
            <text:p>baobab trees, diving, wildlife</text:p>
          </table:table-cell>
          <table:table-cell office:value-type="string">
            <text:p>morondava, madagascar</text:p>
          </table:table-cell>
        </table:table-row>
        <table:table-row table:style-name="ro1">
          <table:table-cell office:value-type="string">
            <text:p>Bungee jumping at Victoria Falls</text:p>
          </table:table-cell>
          <table:table-cell table:content-validation-name="val1" office:value-type="string">
            <text:p>adventure</text:p>
          </table:table-cell>
          <table:table-cell office:value-type="string">
            <text:p>Victoria falls bungee</text:p>
          </table:table-cell>
          <table:table-cell table:style-name="ce1" office:value-type="string">
            <text:p>photos/exp21.jpg</text:p>
          </table:table-cell>
          <table:table-cell office:value-type="float" office:value="300">
            <text:p>30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bungee, jumping, zimbabwe</text:p>
          </table:table-cell>
          <table:table-cell office:value-type="string">
            <text:p>victoria falls, zimbabwe</text:p>
          </table:table-cell>
        </table:table-row>
        <table:table-row table:style-name="ro1">
          <table:table-cell office:value-type="string">
            <text:p>Flying the red desert</text:p>
          </table:table-cell>
          <table:table-cell table:content-validation-name="val1" office:value-type="string">
            <text:p>adventure</text:p>
          </table:table-cell>
          <table:table-cell office:value-type="string">
            <text:p>Hot air ballons flight over the Namib</text:p>
          </table:table-cell>
          <table:table-cell table:style-name="ce1" office:value-type="string">
            <text:p>photos/exp22.jpg</text:p>
          </table:table-cell>
          <table:table-cell office:value-type="float" office:value="300">
            <text:p>300</text:p>
          </table:table-cell>
          <table:table-cell table:content-validation-name="val3" office:value-type="string">
            <text:p>autumn</text:p>
          </table:table-cell>
          <table:table-cell table:style-name="ce2"/>
          <table:table-cell table:content-validation-name="val4" office:value-type="string">
            <text:p>two days</text:p>
          </table:table-cell>
          <table:table-cell office:value-type="string">
            <text:p>namib, red desert, hot air ballons</text:p>
          </table:table-cell>
          <table:table-cell office:value-type="string">
            <text:p>namib desert, namibia</text:p>
          </table:table-cell>
        </table:table-row>
        <table:table-row table:style-name="ro1">
          <table:table-cell office:value-type="string">
            <text:p>Penguins at Punta Arena</text:p>
          </table:table-cell>
          <table:table-cell table:content-validation-name="val1" office:value-type="string">
            <text:p>adventure</text:p>
          </table:table-cell>
          <table:table-cell office:value-type="string">
            <text:p>Penguins in Magallanes region</text:p>
          </table:table-cell>
          <table:table-cell table:style-name="ce1" office:value-type="string">
            <text:p>photos/exp23.jpg</text:p>
          </table:table-cell>
          <table:table-cell office:value-type="float" office:value="300">
            <text:p>300</text:p>
          </table:table-cell>
          <table:table-cell table:content-validation-name="val3" office:value-type="string">
            <text:p>winter</text:p>
          </table:table-cell>
          <table:table-cell table:style-name="ce2"/>
          <table:table-cell table:content-validation-name="val4" office:value-type="string">
            <text:p>one day</text:p>
          </table:table-cell>
          <table:table-cell office:value-type="string">
            <text:p>penguin, punta arena, patagonia</text:p>
          </table:table-cell>
          <table:table-cell office:value-type="string">
            <text:p>seno otway, chile</text:p>
          </table:table-cell>
        </table:table-row>
        <table:table-row table:style-name="ro1">
          <table:table-cell office:value-type="string">
            <text:p>Entresijos and gallinejas</text:p>
          </table:table-cell>
          <table:table-cell table:content-validation-name="val1" office:value-type="string">
            <text:p>food</text:p>
          </table:table-cell>
          <table:table-cell office:value-type="string">
            <text:p>Madrid famous dish</text:p>
          </table:table-cell>
          <table:table-cell table:style-name="ce1" office:value-type="string">
            <text:p>photos/exp24.jpg</text:p>
          </table:table-cell>
          <table:table-cell office:value-type="float" office:value="20">
            <text:p>2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frying, entresijos, gallinejas</text:p>
          </table:table-cell>
          <table:table-cell office:value-type="string">
            <text:p>Embajadores 84, madrid</text:p>
          </table:table-cell>
        </table:table-row>
        <table:table-row table:style-name="ro1">
          <table:table-cell office:value-type="string">
            <text:p>Resting in Turks or...</text:p>
          </table:table-cell>
          <table:table-cell table:content-validation-name="val1" office:value-type="string">
            <text:p>leisure</text:p>
          </table:table-cell>
          <table:table-cell office:value-type="string">
            <text:p>Turks and Caicos holidays</text:p>
          </table:table-cell>
          <table:table-cell table:style-name="ce1" office:value-type="string">
            <text:p>photos/exp25.jpg</text:p>
          </table:table-cell>
          <table:table-cell office:value-type="float" office:value="3000">
            <text:p>3000</text:p>
          </table:table-cell>
          <table:table-cell table:content-validation-name="val3" office:value-type="string">
            <text:p>year-round</text:p>
          </table:table-cell>
          <table:table-cell table:style-name="ce2"/>
          <table:table-cell table:content-validation-name="val4" office:value-type="string">
            <text:p>six days</text:p>
          </table:table-cell>
          <table:table-cell office:value-type="string">
            <text:p>resorts, grace bay, turks and caicos</text:p>
          </table:table-cell>
          <table:table-cell office:value-type="string">
            <text:p>grace bay, turks and caicos</text:p>
          </table:table-cell>
        </table:table-row>
        <table:table-row table:style-name="ro1">
          <table:table-cell office:value-type="string">
            <text:p>Street cart roulette</text:p>
          </table:table-cell>
          <table:table-cell table:content-validation-name="val1" office:value-type="string">
            <text:p>food</text:p>
          </table:table-cell>
          <table:table-cell office:value-type="string">
            <text:p>Backpacking degustation menu </text:p>
          </table:table-cell>
          <table:table-cell table:style-name="ce1" office:value-type="string">
            <text:p>photos/exp26.jpg</text:p>
          </table:table-cell>
          <table:table-cell office:value-type="float" office:value="5">
            <text:p>5</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khao san road, food, street cart, backpacker</text:p>
          </table:table-cell>
          <table:table-cell office:value-type="string">
            <text:p>khao san road, bangkok</text:p>
          </table:table-cell>
        </table:table-row>
        <table:table-row table:style-name="ro1">
          <table:table-cell office:value-type="string">
            <text:p>Chinese Venice</text:p>
          </table:table-cell>
          <table:table-cell table:content-validation-name="val1" office:value-type="string">
            <text:p>cultural</text:p>
          </table:table-cell>
          <table:table-cell office:value-type="string">
            <text:p>Suzhou, the venice of the east</text:p>
          </table:table-cell>
          <table:table-cell table:style-name="ce1" office:value-type="string">
            <text:p>photos/exp27.jpg</text:p>
          </table:table-cell>
          <table:table-cell office:value-type="float" office:value="500">
            <text:p>500</text:p>
          </table:table-cell>
          <table:table-cell table:content-validation-name="val3" office:value-type="string">
            <text:p>autumn</text:p>
          </table:table-cell>
          <table:table-cell/>
          <table:table-cell table:content-validation-name="val4" office:value-type="string">
            <text:p>three days</text:p>
          </table:table-cell>
          <table:table-cell office:value-type="string">
            <text:p>suzhou, china, gardens, canals</text:p>
          </table:table-cell>
          <table:table-cell office:value-type="string">
            <text:p>humble administrators garden, suzhou, china</text:p>
          </table:table-cell>
        </table:table-row>
        <table:table-row table:style-name="ro1">
          <table:table-cell office:value-type="string">
            <text:p>Surfing sand waves</text:p>
          </table:table-cell>
          <table:table-cell table:content-validation-name="val1" office:value-type="string">
            <text:p>adventure</text:p>
          </table:table-cell>
          <table:table-cell office:value-type="string">
            <text:p>Kalbarri sandboarding</text:p>
          </table:table-cell>
          <table:table-cell table:style-name="ce1" office:value-type="string">
            <text:p>photos/exp28.jpg</text:p>
          </table:table-cell>
          <table:table-cell office:value-type="float" office:value="100">
            <text:p>1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kalbarri, sandboarding, australia, surf</text:p>
          </table:table-cell>
          <table:table-cell office:value-type="string">
            <text:p>kalbarri visitor center, australia</text:p>
          </table:table-cell>
        </table:table-row>
        <table:table-row table:style-name="ro1">
          <table:table-cell office:value-type="string">
            <text:p>Wild Tasmania</text:p>
          </table:table-cell>
          <table:table-cell table:content-validation-name="val1" office:value-type="string">
            <text:p>adventure</text:p>
          </table:table-cell>
          <table:table-cell office:value-type="string">
            <text:p>Tasmanian kayak expedition</text:p>
          </table:table-cell>
          <table:table-cell table:style-name="ce1" office:value-type="string">
            <text:p>photos/exp29.jpg</text:p>
          </table:table-cell>
          <table:table-cell office:value-type="float" office:value="2200">
            <text:p>2200</text:p>
          </table:table-cell>
          <table:table-cell table:content-validation-name="val3" office:value-type="string">
            <text:p>winter</text:p>
          </table:table-cell>
          <table:table-cell/>
          <table:table-cell table:content-validation-name="val4" office:value-type="string">
            <text:p>one week</text:p>
          </table:table-cell>
          <table:table-cell office:value-type="string">
            <text:p>tasmania, kayak, wilderness, isolation</text:p>
          </table:table-cell>
          <table:table-cell office:value-type="string">
            <text:p>bathurst harbour airport, australia</text:p>
          </table:table-cell>
        </table:table-row>
        <table:table-row table:style-name="ro1">
          <table:table-cell office:value-type="string">
            <text:p>Teaching in Vietnam</text:p>
          </table:table-cell>
          <table:table-cell table:content-validation-name="val1" office:value-type="string">
            <text:p>volunteering</text:p>
          </table:table-cell>
          <table:table-cell office:value-type="string">
            <text:p>English teaching experience in south Vietnam</text:p>
          </table:table-cell>
          <table:table-cell table:style-name="ce1" office:value-type="string">
            <text:p>photos/exp30.jpg</text:p>
          </table:table-cell>
          <table:table-cell office:value-type="float" office:value="1000">
            <text:p>1000</text:p>
          </table:table-cell>
          <table:table-cell table:content-validation-name="val3" office:value-type="string">
            <text:p>year-round</text:p>
          </table:table-cell>
          <table:table-cell/>
          <table:table-cell table:content-validation-name="val4" office:value-type="string">
            <text:p>three weeks</text:p>
          </table:table-cell>
          <table:table-cell office:value-type="string">
            <text:p>saigon, vietnam, teaching, english</text:p>
          </table:table-cell>
          <table:table-cell office:value-type="string">
            <text:p>ho chi minh city, vietnam</text:p>
          </table:table-cell>
        </table:table-row>
        <table:table-row table:style-name="ro1">
          <table:table-cell office:value-type="string">
            <text:p>Punxsutawney again</text:p>
          </table:table-cell>
          <table:table-cell table:content-validation-name="val1" office:value-type="string">
            <text:p>leisure</text:p>
          </table:table-cell>
          <table:table-cell office:value-type="string">
            <text:p>Phil the groundhog guessing about winter</text:p>
          </table:table-cell>
          <table:table-cell table:style-name="ce1" office:value-type="string">
            <text:p>photos/exp31.jpg</text:p>
          </table:table-cell>
          <table:table-cell office:value-type="float" office:value="100">
            <text:p>100</text:p>
          </table:table-cell>
          <table:table-cell table:content-validation-name="val3" office:value-type="string">
            <text:p>winter</text:p>
          </table:table-cell>
          <table:table-cell table:style-name="ce2" office:value-type="date" office:date-value="2015-02-02">
            <text:p>2015-02-02</text:p>
          </table:table-cell>
          <table:table-cell table:content-validation-name="val4" office:value-type="string">
            <text:p>one day</text:p>
          </table:table-cell>
          <table:table-cell office:value-type="string">
            <text:p>phil, bill murray, punxsutawney, winter</text:p>
          </table:table-cell>
          <table:table-cell office:value-type="string">
            <text:p>punxsutawney, pennsylvania</text:p>
          </table:table-cell>
        </table:table-row>
        <table:table-row table:style-name="ro1">
          <table:table-cell office:value-type="string">
            <text:p>A royal garden</text:p>
          </table:table-cell>
          <table:table-cell table:content-validation-name="val1" office:value-type="string">
            <text:p>nature</text:p>
          </table:table-cell>
          <table:table-cell office:value-type="string">
            <text:p>Kew Royal Botanic Gardens</text:p>
          </table:table-cell>
          <table:table-cell table:style-name="ce1" office:value-type="string">
            <text:p>photos/exp32.jpg</text:p>
          </table:table-cell>
          <table:table-cell office:value-type="float" office:value="50">
            <text:p>5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royal botanic gardens, kew, garden, royal family</text:p>
          </table:table-cell>
          <table:table-cell office:value-type="string">
            <text:p>royal botanic gardens, kew</text:p>
          </table:table-cell>
        </table:table-row>
        <table:table-row table:style-name="ro1">
          <table:table-cell office:value-type="string">
            <text:p>My first time: London</text:p>
          </table:table-cell>
          <table:table-cell table:content-validation-name="val1" office:value-type="string">
            <text:p>cultural</text:p>
          </table:table-cell>
          <table:table-cell office:value-type="string">
            <text:p>A first visit to the England capital</text:p>
          </table:table-cell>
          <table:table-cell table:style-name="ce1" office:value-type="string">
            <text:p>photos/exp33.jpg</text:p>
          </table:table-cell>
          <table:table-cell office:value-type="float" office:value="1000">
            <text:p>1000</text:p>
          </table:table-cell>
          <table:table-cell table:content-validation-name="val3" office:value-type="string">
            <text:p>summer</text:p>
          </table:table-cell>
          <table:table-cell/>
          <table:table-cell table:content-validation-name="val4" office:value-type="string">
            <text:p>one week</text:p>
          </table:table-cell>
          <table:table-cell office:value-type="string">
            <text:p>london, first time, tower bridge, london tower</text:p>
          </table:table-cell>
          <table:table-cell office:value-type="string">
            <text:p>london</text:p>
          </table:table-cell>
        </table:table-row>
        <table:table-row table:style-name="ro1">
          <table:table-cell office:value-type="string">
            <text:p>Camden markets</text:p>
          </table:table-cell>
          <table:table-cell table:content-validation-name="val1" office:value-type="string">
            <text:p>leisure</text:p>
          </table:table-cell>
          <table:table-cell office:value-type="string">
            <text:p>Walking the Camden town markets</text:p>
          </table:table-cell>
          <table:table-cell table:style-name="ce1" office:value-type="string">
            <text:p>photos/exp34.jpg</text:p>
          </table:table-cell>
          <table:table-cell office:value-type="float" office:value="200">
            <text:p>200</text:p>
          </table:table-cell>
          <table:table-cell table:content-validation-name="val3" office:value-type="string">
            <text:p>spring</text:p>
          </table:table-cell>
          <table:table-cell/>
          <table:table-cell table:content-validation-name="val4" office:value-type="string">
            <text:p>two days</text:p>
          </table:table-cell>
          <table:table-cell office:value-type="string">
            <text:p>camden, camden lock, camden market, shopping, london markets</text:p>
          </table:table-cell>
          <table:table-cell office:value-type="string">
            <text:p>camden market, london</text:p>
          </table:table-cell>
        </table:table-row>
        <table:table-row table:style-name="ro1">
          <table:table-cell office:value-type="string">
            <text:p>Old Trafford experience</text:p>
          </table:table-cell>
          <table:table-cell table:content-validation-name="val1" office:value-type="string">
            <text:p>leisure</text:p>
          </table:table-cell>
          <table:table-cell office:value-type="string">
            <text:p>Manchester United museum</text:p>
          </table:table-cell>
          <table:table-cell table:style-name="ce1" office:value-type="string">
            <text:p>photos/exp35.jpg</text:p>
          </table:table-cell>
          <table:table-cell office:value-type="float" office:value="35">
            <text:p>35</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manu, machester united, red devils, football</text:p>
          </table:table-cell>
          <table:table-cell office:value-type="string">
            <text:p>old trafford, manchester</text:p>
          </table:table-cell>
        </table:table-row>
        <table:table-row table:style-name="ro1">
          <table:table-cell office:value-type="string">
            <text:p>The Storr and the Old Man of Storr</text:p>
          </table:table-cell>
          <table:table-cell table:content-validation-name="val1" office:value-type="string">
            <text:p>sport</text:p>
          </table:table-cell>
          <table:table-cell office:value-type="string">
            <text:p>A spectacular walk to a famous summit, passing through an iconic landscape. Superb views in all directions.</text:p>
          </table:table-cell>
          <table:table-cell table:style-name="ce1" office:value-type="string">
            <text:p>photos/exp36.jpg</text:p>
          </table:table-cell>
          <table:table-cell office:value-type="float" office:value="50">
            <text:p>50</text:p>
          </table:table-cell>
          <table:table-cell table:content-validation-name="val3" office:value-type="string">
            <text:p>summer</text:p>
          </table:table-cell>
          <table:table-cell/>
          <table:table-cell table:content-validation-name="val4" office:value-type="string">
            <text:p>one day</text:p>
          </table:table-cell>
          <table:table-cell office:value-type="string">
            <text:p>old man of storr, scotland, highlands</text:p>
          </table:table-cell>
          <table:table-cell office:value-type="string">
            <text:p>old man of storr, scotland</text:p>
          </table:table-cell>
        </table:table-row>
        <table:table-row table:style-name="ro1">
          <table:table-cell office:value-type="string">
            <text:p>The Skye Trail</text:p>
          </table:table-cell>
          <table:table-cell table:content-validation-name="val1" office:value-type="string">
            <text:p>adventure</text:p>
          </table:table-cell>
          <table:table-cell office:value-type="string">
            <text:p>The Skye Trail - a challenging unofficial route through the island aimed at experienced hillwalkers - takes in some of the very best of the island - and that means the UK's finest landscapes.</text:p>
          </table:table-cell>
          <table:table-cell table:style-name="ce1" office:value-type="string">
            <text:p>photos/exp37.jpg</text:p>
          </table:table-cell>
          <table:table-cell office:value-type="float" office:value="350">
            <text:p>350</text:p>
          </table:table-cell>
          <table:table-cell table:content-validation-name="val3" office:value-type="string">
            <text:p>summer</text:p>
          </table:table-cell>
          <table:table-cell/>
          <table:table-cell table:content-validation-name="val4" office:value-type="string">
            <text:p>one week</text:p>
          </table:table-cell>
          <table:table-cell office:value-type="string">
            <text:p>skye trail, scotland, highlands, hiking, trekking</text:p>
          </table:table-cell>
          <table:table-cell office:value-type="string">
            <text:p>skye, scotland</text:p>
          </table:table-cell>
        </table:table-row>
        <table:table-row table:style-name="ro1">
          <table:table-cell office:value-type="string">
            <text:p>Edinburgh International Festival</text:p>
          </table:table-cell>
          <table:table-cell table:content-validation-name="val2" office:value-type="string">
            <text:p>cultural</text:p>
          </table:table-cell>
          <table:table-cell office:value-type="string">
            <text:p>Festival 2015 will run from 7 to 31 August, opening with an incredible free event, The Harmonium Project, in Festival Square and the Virgin Money Fireworks Concert will bring the summer festival season to an explosive conclusion. To find out more about these events and everything in between, browse the art forms or look at the full diary. </text:p>
          </table:table-cell>
          <table:table-cell table:style-name="ce1" office:value-type="string">
            <text:p>photos/exp38.jpg</text:p>
          </table:table-cell>
          <table:table-cell office:value-type="float" office:value="1500">
            <text:p>1500</text:p>
          </table:table-cell>
          <table:table-cell table:content-validation-name="val3" office:value-type="string">
            <text:p>summer</text:p>
          </table:table-cell>
          <table:table-cell table:style-name="ce2" office:value-type="date" office:date-value="2015-08-07">
            <text:p>2015-08-07</text:p>
          </table:table-cell>
          <table:table-cell table:content-validation-name="val4" office:value-type="string">
            <text:p>three weeks</text:p>
          </table:table-cell>
          <table:table-cell office:value-type="string">
            <text:p>edinburgh, arts, theatre, performance, scotland</text:p>
          </table:table-cell>
          <table:table-cell office:value-type="string">
            <text:p>edinburgh, scotland</text:p>
          </table:table-cell>
        </table:table-row>
        <table:table-row table:style-name="ro1">
          <table:table-cell office:value-type="string">
            <text:p>You'll never walk alone</text:p>
          </table:table-cell>
          <table:table-cell table:content-validation-name="val2" office:value-type="string">
            <text:p>event</text:p>
          </table:table-cell>
          <table:table-cell office:value-type="string">
            <text:p>Enjoy a Liverpool FC match</text:p>
          </table:table-cell>
          <table:table-cell table:style-name="ce1" office:value-type="string">
            <text:p>photos/exp39.jpg</text:p>
          </table:table-cell>
          <table:table-cell office:value-type="float" office:value="200">
            <text:p>200</text:p>
          </table:table-cell>
          <table:table-cell table:content-validation-name="val3" office:value-type="string">
            <text:p>spring</text:p>
          </table:table-cell>
          <table:table-cell/>
          <table:table-cell table:content-validation-name="val4" office:value-type="string">
            <text:p>one day</text:p>
          </table:table-cell>
          <table:table-cell office:value-type="string">
            <text:p>liverpool, reds, anfield, mersey</text:p>
          </table:table-cell>
          <table:table-cell office:value-type="string">
            <text:p>anfield, liverpool</text:p>
          </table:table-cell>
        </table:table-row>
        <table:table-row table:style-name="ro1">
          <table:table-cell office:value-type="string">
            <text:p>The Globe</text:p>
          </table:table-cell>
          <table:table-cell table:content-validation-name="val2" office:value-type="string">
            <text:p>cultural</text:p>
          </table:table-cell>
          <table:table-cell office:value-type="string">
            <text:p>Oak-and-thatch replica of original Elizabethan theatre, showing Shakespeare plays in the open air.</text:p>
          </table:table-cell>
          <table:table-cell table:style-name="ce1" office:value-type="string">
            <text:p>photos/exp40.jpg</text:p>
          </table:table-cell>
          <table:table-cell office:value-type="float" office:value="90">
            <text:p>9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shakespeare, theatre, the globe</text:p>
          </table:table-cell>
          <table:table-cell office:value-type="string">
            <text:p>globe theatre, london</text:p>
          </table:table-cell>
        </table:table-row>
        <table:table-row table:style-name="ro1">
          <table:table-cell office:value-type="string">
            <text:p>Brands Hatch academy</text:p>
          </table:table-cell>
          <table:table-cell table:content-validation-name="val1" office:value-type="string">
            <text:p>sport</text:p>
          </table:table-cell>
          <table:table-cell office:value-type="string">
            <text:p>Track academy in Brands Hatch</text:p>
          </table:table-cell>
          <table:table-cell table:style-name="ce1" office:value-type="string">
            <text:p>photos/exp41.jpg</text:p>
          </table:table-cell>
          <table:table-cell office:value-type="float" office:value="1050">
            <text:p>105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brands hatch, track days, academy</text:p>
          </table:table-cell>
          <table:table-cell office:value-type="string">
            <text:p>brands hatch circuit, united kingdom</text:p>
          </table:table-cell>
        </table:table-row>
        <table:table-row table:style-name="ro1">
          <table:table-cell office:value-type="string">
            <text:p>ATP World Tour Finals</text:p>
          </table:table-cell>
          <table:table-cell table:content-validation-name="val2" office:value-type="string">
            <text:p>event</text:p>
          </table:table-cell>
          <table:table-cell office:value-type="string">
            <text:p>Only the best eight singles players and best eight doubles teams of the season qualify for the prestigious Barclays ATP World Tour Finals, which will be staged at The O2 arena in London for a seventh straight year in 2015. The singles champion will be presented The Brad Drewett Trophy, in memory of the ATP Executive Chairman and President who passed away on 3 May 2013.</text:p>
          </table:table-cell>
          <table:table-cell table:style-name="ce1" office:value-type="string">
            <text:p>photos/exp42.jpg</text:p>
          </table:table-cell>
          <table:table-cell office:value-type="float" office:value="800">
            <text:p>800</text:p>
          </table:table-cell>
          <table:table-cell table:content-validation-name="val3" office:value-type="string">
            <text:p>winter</text:p>
          </table:table-cell>
          <table:table-cell table:style-name="ce2" office:value-type="date" office:date-value="2015-11-15">
            <text:p>2015-11-15</text:p>
          </table:table-cell>
          <table:table-cell table:content-validation-name="val4" office:value-type="string">
            <text:p>one week</text:p>
          </table:table-cell>
          <table:table-cell office:value-type="string">
            <text:p>atp, masters finals, nadal, federer, djokovic</text:p>
          </table:table-cell>
          <table:table-cell office:value-type="string">
            <text:p>the o2, london</text:p>
          </table:table-cell>
        </table:table-row>
        <table:table-row table:style-name="ro1">
          <table:table-cell office:value-type="string">
            <text:p>Fifteen</text:p>
          </table:table-cell>
          <table:table-cell table:content-validation-name="val1" office:value-type="string">
            <text:p>food</text:p>
          </table:table-cell>
          <table:table-cell office:value-type="string">
            <text:p>Made famous by Jamie Oliver's TV series in 2002, at Fifteen you can expect Jamie's trademark quirky, delicious food in a trendy, celebrity-filled setting. The Mediterranean menu, which is as seasonal and locally-sourced as possible, is complemented by the laid-back vibe. Money from your bill goes towards teaching the restaurant's trainee chefs.</text:p>
          </table:table-cell>
          <table:table-cell table:style-name="ce1" office:value-type="string">
            <text:p>photos/exp43.jpg</text:p>
          </table:table-cell>
          <table:table-cell office:value-type="float" office:value="60">
            <text:p>6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jamie oliver, tv chefs, restaurants</text:p>
          </table:table-cell>
          <table:table-cell office:value-type="string">
            <text:p>fifteen, london</text:p>
          </table:table-cell>
        </table:table-row>
        <table:table-row table:style-name="ro1">
          <table:table-cell office:value-type="string">
            <text:p>The english tea room</text:p>
          </table:table-cell>
          <table:table-cell table:content-validation-name="val1" office:value-type="string">
            <text:p>food</text:p>
          </table:table-cell>
          <table:table-cell office:value-type="string">
            <text:p>The award-winning afternoon tea at Brown's Hotel includes freshly cut sandwiches, warm scones with clotted cream and strawberry preserve, alongside a delectable choice of teas, and cakes from the trolley. Afternoon tea delights may include passion fruit tennis balls, strawberry tartlets, Pimm’s jelly, and raspberry macarons.</text:p>
          </table:table-cell>
          <table:table-cell table:style-name="ce1" office:value-type="string">
            <text:p>photos/exp44.jpg</text:p>
          </table:table-cell>
          <table:table-cell office:value-type="float" office:value="50">
            <text:p>5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tea, luxury, browns hotel</text:p>
          </table:table-cell>
          <table:table-cell office:value-type="string">
            <text:p>browns hotel, london</text:p>
          </table:table-cell>
        </table:table-row>
        <table:table-row table:style-name="ro1">
          <table:table-cell office:value-type="string">
            <text:p>Wimbledon's finals</text:p>
          </table:table-cell>
          <table:table-cell table:content-validation-name="val2" office:value-type="string">
            <text:p>event</text:p>
          </table:table-cell>
          <table:table-cell office:value-type="string">
            <text:p>All England club finals</text:p>
          </table:table-cell>
          <table:table-cell table:style-name="ce1" office:value-type="string">
            <text:p>photos/exp45.jpg</text:p>
          </table:table-cell>
          <table:table-cell office:value-type="float" office:value="3000">
            <text:p>3000</text:p>
          </table:table-cell>
          <table:table-cell table:content-validation-name="val3" office:value-type="string">
            <text:p>summer</text:p>
          </table:table-cell>
          <table:table-cell table:style-name="ce2" office:value-type="date" office:date-value="2015-07-05">
            <text:p>2015-07-05</text:p>
          </table:table-cell>
          <table:table-cell table:content-validation-name="val4" office:value-type="string">
            <text:p>one day</text:p>
          </table:table-cell>
          <table:table-cell office:value-type="string">
            <text:p>grand slam, tennis, wimbledon</text:p>
          </table:table-cell>
          <table:table-cell office:value-type="string">
            <text:p>All England Lawn Tennis &amp; Croquet Club, london</text:p>
          </table:table-cell>
        </table:table-row>
        <table:table-row table:style-name="ro1">
          <table:table-cell office:value-type="string">
            <text:p>Riding Hyde Park</text:p>
          </table:table-cell>
          <table:table-cell table:content-validation-name="val1" office:value-type="string">
            <text:p>sport</text:p>
          </table:table-cell>
          <table:table-cell office:value-type="string">
            <text:p>Hop on a steed and trot your way through one of London's most central parks, courtesy of those lovely equestrian types at Hyde Park Stables</text:p>
          </table:table-cell>
          <table:table-cell table:style-name="ce1" office:value-type="string">
            <text:p>photos/exp46.jpg</text:p>
          </table:table-cell>
          <table:table-cell office:value-type="float" office:value="110">
            <text:p>11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hyde park stables, horses, equestrian</text:p>
          </table:table-cell>
          <table:table-cell office:value-type="string">
            <text:p>63 Bathurst Mews, Paddington, London W2 2SB</text:p>
          </table:table-cell>
        </table:table-row>
        <table:table-row table:style-name="ro1">
          <table:table-cell office:value-type="string">
            <text:p>The Asmara Suite</text:p>
          </table:table-cell>
          <table:table-cell table:content-validation-name="val1" office:value-type="string">
            <text:p>leisure</text:p>
          </table:table-cell>
          <table:table-cell office:value-type="string">
            <text:p>The Ushvani Signature Massage - Think of the best massage you’ve ever had and triple it.</text:p>
          </table:table-cell>
          <table:table-cell table:style-name="ce1" office:value-type="string">
            <text:p>photos/exp47.jpg</text:p>
          </table:table-cell>
          <table:table-cell office:value-type="float" office:value="1100">
            <text:p>11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ushvani, spa, relax, body treatment</text:p>
          </table:table-cell>
          <table:table-cell office:value-type="string">
            <text:p>1 Cadogan Gardens, Knightsbridge, London SW3 2RJ</text:p>
          </table:table-cell>
        </table:table-row>
        <table:table-row table:style-name="ro1">
          <table:table-cell office:value-type="string">
            <text:p>50 years of Pennine Way</text:p>
          </table:table-cell>
          <table:table-cell table:content-validation-name="val1" office:value-type="string">
            <text:p>adventure</text:p>
          </table:table-cell>
          <table:table-cell office:value-type="string">
            <text:p>The Pennine Way is a National Trail in England, with a small section in Scotland</text:p>
          </table:table-cell>
          <table:table-cell table:style-name="ce1" office:value-type="string">
            <text:p>photos/exp48.jpg</text:p>
          </table:table-cell>
          <table:table-cell office:value-type="float" office:value="600">
            <text:p>600</text:p>
          </table:table-cell>
          <table:table-cell table:content-validation-name="val3" office:value-type="string">
            <text:p>spring</text:p>
          </table:table-cell>
          <table:table-cell/>
          <table:table-cell table:content-validation-name="val4" office:value-type="string">
            <text:p>one week</text:p>
          </table:table-cell>
          <table:table-cell office:value-type="string">
            <text:p>trails, countryfield, hiking</text:p>
          </table:table-cell>
          <table:table-cell office:value-type="string">
            <text:p>edale, derbyshire</text:p>
          </table:table-cell>
        </table:table-row>
        <table:table-row table:style-name="ro1">
          <table:table-cell office:value-type="string">
            <text:p>Coast to coast walk</text:p>
          </table:table-cell>
          <table:table-cell table:content-validation-name="val1" office:value-type="string">
            <text:p>adventure</text:p>
          </table:table-cell>
          <table:table-cell office:value-type="string">
            <text:p>The Coast To Coast Walk</text:p>
          </table:table-cell>
          <table:table-cell table:style-name="ce1" office:value-type="string">
            <text:p>photos/exp49.jpg</text:p>
          </table:table-cell>
          <table:table-cell office:value-type="float" office:value="1800">
            <text:p>1800</text:p>
          </table:table-cell>
          <table:table-cell table:content-validation-name="val3" office:value-type="string">
            <text:p>summer</text:p>
          </table:table-cell>
          <table:table-cell/>
          <table:table-cell table:content-validation-name="val4" office:value-type="string">
            <text:p>two weeks</text:p>
          </table:table-cell>
          <table:table-cell office:value-type="string">
            <text:p>trails, coast to coast walk, wainright, north of england</text:p>
          </table:table-cell>
          <table:table-cell office:value-type="string">
            <text:p>st bees, cumbria</text:p>
          </table:table-cell>
        </table:table-row>
        <table:table-row table:style-name="ro2" table:number-rows-repeated="1048522">
          <table:table-cell table:number-columns-repeated="10"/>
        </table:table-row>
        <table:table-row table:style-name="ro2">
          <table:table-cell table:number-columns-repeated="10"/>
        </table:table-row>
      </table:table>
      <table:table table:name="Sheet2" table:style-name="ta1">
        <table:table-column table:style-name="co2" table:default-cell-style-name="Default"/>
        <table:table-row table:style-name="ro1">
          <table:table-cell office:value-type="string">
            <text:p>category</text:p>
          </table:table-cell>
        </table:table-row>
        <table:table-row table:style-name="ro2">
          <table:table-cell office:value-type="string">
            <text:p>sport</text:p>
          </table:table-cell>
        </table:table-row>
        <table:table-row table:style-name="ro2">
          <table:table-cell office:value-type="string">
            <text:p>cultural</text:p>
          </table:table-cell>
        </table:table-row>
        <table:table-row table:style-name="ro1">
          <table:table-cell office:value-type="string">
            <text:p>leisure</text:p>
          </table:table-cell>
        </table:table-row>
        <table:table-row table:style-name="ro1">
          <table:table-cell office:value-type="string">
            <text:p>adventure</text:p>
          </table:table-cell>
        </table:table-row>
        <table:table-row table:style-name="ro1">
          <table:table-cell office:value-type="string">
            <text:p>nature</text:p>
          </table:table-cell>
        </table:table-row>
        <table:table-row table:style-name="ro1">
          <table:table-cell office:value-type="string">
            <text:p>food</text:p>
          </table:table-cell>
        </table:table-row>
        <table:table-row table:style-name="ro1">
          <table:table-cell office:value-type="string">
            <text:p>volunteering</text:p>
          </table:table-cell>
        </table:table-row>
      </table:table>
      <table:table table:name="Sheet3" table:style-name="ta1">
        <table:table-column table:style-name="co2"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09:43:19</meta:creation-date>
    <dc:date>2015-05-13T15:31:55</dc:date>
    <meta:editing-duration>PT4H28M23S</meta:editing-duration>
    <meta:editing-cycles>33</meta:editing-cycles>
    <meta:generator>LibreOffice/3.5$Linux_X86_64 LibreOffice_project/350m1$Build-2</meta:generator>
    <meta:document-statistic meta:table-count="3" meta:cell-count="465" meta:object-count="0"/>
  </office:meta>
</office:document-meta>
</file>